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3.49mm"/>
    </style:style>
    <style:style style:name="co3" style:family="table-column">
      <style:table-column-properties fo:break-before="auto" style:column-width="20.64mm"/>
    </style:style>
    <style:style style:name="co4" style:family="table-column">
      <style:table-column-properties fo:break-before="auto" style:column-width="10.58mm"/>
    </style:style>
    <style:style style:name="co5" style:family="table-column">
      <style:table-column-properties fo:break-before="auto" style:column-width="8.73mm"/>
    </style:style>
    <style:style style:name="co6" style:family="table-column">
      <style:table-column-properties fo:break-before="auto" style:column-width="57.6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6.05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ta1" style:family="table" style:master-page-name="PageStyle_5f_MM1">
      <style:table-properties table:display="true" style:writing-mode="lr-tb"/>
    </style:style>
    <style:style style:name="ta4" style:family="table" style:master-page-name="PageStyle_5f_MMcc">
      <style:table-properties table:display="true" style:writing-mode="lr-tb"/>
    </style:style>
    <style:style style:name="ta3" style:family="table" style:master-page-name="PageStyle_5f_MMc">
      <style:table-properties table:display="true" style:writing-mode="lr-tb"/>
    </style:style>
    <style:style style:name="ta5" style:family="table" style:master-page-name="PageStyle_5f_MMcK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Excel_20_Built-in_20_Percent" style:data-style-name="N114">
      <style:table-cell-properties fo:background-color="#00b05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Percent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Percent" style:data-style-name="N2">
      <style:table-cell-properties fo:background-color="#00b05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Percent" style:data-style-name="N115">
      <style:table-cell-properties fo:background-color="#00b05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80808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80808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c000" style:rotation-align="none"/>
    </style:style>
    <style:style style:name="ce33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" style:family="table-cell" style:parent-style-name="Default">
      <style:table-cell-properties style:rotation-align="none"/>
    </style:style>
    <style:style style:name="ce35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ackground-color="#ffc000" style:rotation-align="none"/>
    </style:style>
    <style:style style:name="ce42" style:family="table-cell" style:parent-style-name="Excel_20_Built-in_20_Percent" style:data-style-name="N114">
      <style:table-cell-properties fo:background-color="#00b05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Excel_20_Built-in_20_Percent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Percent" style:data-style-name="N2">
      <style:table-cell-properties fo:background-color="#00b05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Percent" style:data-style-name="N115">
      <style:table-cell-properties fo:background-color="#00b05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80808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80808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text-position="-33% 58%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6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-33% 58%" style:font-name-complex="Calibri" style:font-size-asian="13pt" style:font-size-complex="13pt" style:font-weight-asian="bold" style:font-weight-complex="bold" style:font-style-asian="normal" style:font-style-complex="normal"/>
    </style:style>
    <style:style style:name="T7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font-name-complex="Calibri" style:font-size-asian="13pt" style:font-size-complex="13pt" style:font-weight-asian="bold" style:font-weight-complex="bold" style:font-style-asian="normal" style:font-style-complex="normal" style:text-position="0% 100%"/>
    </style:style>
    <style:style style:name="T8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10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M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56" table:default-cell-style-name="Default"/>
        <table:table-row table:style-name="ro1">
          <table:table-cell table:style-name="ce33" office:value-type="string" calcext:value-type="string" table:number-columns-spanned="8" table:number-rows-spanned="1">
            <text:p>M/M/1-System</text:p>
          </table:table-cell>
          <table:covered-table-cell table:number-columns-repeated="7" table:style-name="ce38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Exponentielle Zwischenankunftszeiten (mittlerer Abstand zwischen zwei Kundenankünften E[I]=1/lambda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Exponentielle Bedienzeiten (mittlere Bedienzeit E[S]=1/mu)</text:p>
          </table:table-cell>
          <table:table-cell table:number-columns-repeated="63"/>
        </table:table-row>
        <table:table-row table:style-name="ro2">
          <table:table-cell table:style-name="ce34" office:value-type="string" calcext:value-type="string">
            <text:p>Ein Agen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Keine Beschränkung der Warte- und Bedienraumgröße</text:p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3">
          <table:table-cell table:style-name="ce35" office:value-type="string" calcext:value-type="string" table:number-columns-spanned="8" table:number-rows-spanned="1">
            <text:p>Zustandswahrscheinlichkeiten (=p<text:span text:style-name="T6">n</text:span><text:span text:style-name="T7">)</text:span></text:p>
          </table:table-cell>
          <table:covered-table-cell table:number-columns-repeated="7" table:style-name="ce39"/>
          <table:table-cell table:number-columns-repeated="56"/>
        </table:table-row>
        <table:table-row table:style-name="ro2">
          <table:table-cell table:style-name="ce36"/>
          <table:table-cell table:style-name="ce40" table:number-columns-repeated="63"/>
        </table:table-row>
        <table:table-row table:style-name="ro2">
          <table:table-cell table:style-name="ce37" office:value-type="string" calcext:value-type="string">
            <text:p>a^n(1-a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Gibt an, mit welcher Wahrscheinlichkeit sich <text:span text:style-name="T8">n</text:span><text:span text:style-name="T9"> Personen im System befinden</text:span>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Weiterer Parameter: Arbeitslast <text:span text:style-name="T8">a</text:span><text:span text:style-name="T9">=lambda/mu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0.8" calcext:value-type="float">
            <text:p>0,8</text:p>
          </table:table-cell>
          <table:table-cell table:style-name="ce46" office:value-type="string" calcext:value-type="string">
            <text:p>Arbeitslast (=lambda/mu)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15]" office:value-type="percentage" office:value="0.8" calcext:value-type="percentage">
            <text:p>80%</text:p>
          </table:table-cell>
          <table:table-cell table:style-name="ce47" office:value-type="string" calcext:value-type="string">
            <text:p>Auslastung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n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Personen im System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2" table:formula="of:=[.B15]^[.B16]*(1-[.B15])" office:value-type="percentage" office:value="0.1024" calcext:value-type="percentage">
            <text:p>10,2%</text:p>
          </table:table-cell>
          <table:table-cell table:style-name="ce46" office:value-type="string" calcext:value-type="string">
            <text:p>Wahrscheinlichkeit für n Kunden</text:p>
          </table:table-cell>
          <table:table-cell table:number-columns-repeated="61"/>
        </table:table-row>
        <table:table-row table:style-name="ro2">
          <table:table-cell/>
          <table:table-cell table:style-name="ce43"/>
          <table:table-cell table:style-name="ce46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4">
          <table:table-cell table:style-name="ce35" office:value-type="string" calcext:value-type="string" table:number-columns-spanned="8" table:number-rows-spanned="1">
            <text:p>Wartezeitverteilung (=P(W&lt;=t))</text:p>
          </table:table-cell>
          <table:covered-table-cell table:number-columns-repeated="7" table:style-name="ce39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style-name="ce37" office:value-type="string" calcext:value-type="string">
            <text:p>1-lambda/mu*EXP((lambda-mu)*t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Gibt an, mit welcher Wahrscheinlichkeit ein Kunde höchstens <text:span text:style-name="T8">t</text:span><text:span text:style-name="T9"> Sekunden warten muss</text:span>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Weitere Parameter: Ankunftsrate <text:span text:style-name="T8">lambda</text:span><text:span text:style-name="T9"> (in 1/Sekunde) und Bedienrate </text:span><text:span text:style-name="T10">mu</text:span><text:span text:style-name="T9"> (in 1/Sekunde)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office:value-type="float" office:value="0.01" calcext:value-type="float">
            <text:p>0,0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26]" office:value-type="float" office:value="100" calcext:value-type="float">
            <text:p>10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mu</text:p>
          </table:table-cell>
          <table:table-cell table:style-name="ce41" office:value-type="float" office:value="0.0125" calcext:value-type="float">
            <text:p>0,0125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27]" office:value-type="float" office:value="80" calcext:value-type="float">
            <text:p>8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56"/>
        </table:table-row>
        <table:table-row table:style-name="ro2">
          <table:table-cell table:number-columns-repeated="5"/>
          <table:table-cell table:style-name="ce47" office:value-type="string" calcext:value-type="string">
            <text:p>=&gt; rho=</text:p>
          </table:table-cell>
          <table:table-cell table:style-name="ce48" table:formula="of:=[.B26]/[.B27]" office:value-type="percentage" office:value="0.8" calcext:value-type="percentage">
            <text:p>80%</text:p>
          </table:table-cell>
          <table:table-cell table:style-name="ce47" office:value-type="string" calcext:value-type="string">
            <text:p>Auslastung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t</text:p>
          </table:table-cell>
          <table:table-cell table:style-name="ce41" office:value-type="float" office:value="20" calcext:value-type="float">
            <text:p>20</text:p>
          </table:table-cell>
          <table:table-cell table:style-name="ce46" office:value-type="string" calcext:value-type="string">
            <text:p>Wartezeit höchstens so lang (in Sekunden)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2" table:formula="of:=1-[.B26]/[.B27]*EXP(([.B26]-[.B27])*[.B29])" office:value-type="percentage" office:value="0.239016460399429" calcext:value-type="percentage">
            <text:p>23,9%</text:p>
          </table:table-cell>
          <table:table-cell table:style-name="ce46" office:value-type="string" calcext:value-type="string">
            <text:p>Wahrscheinlichkeit für Wartezeit &lt;=t</text:p>
          </table:table-cell>
          <table:table-cell table:number-columns-repeated="61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style-name="ce35" office:value-type="string" calcext:value-type="string" table:number-columns-spanned="8" table:number-rows-spanned="1">
            <text:p>Blockierwahrscheinlichkeit (=P(W&gt;0))</text:p>
          </table:table-cell>
          <table:covered-table-cell table:number-columns-repeated="7" table:style-name="ce39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style-name="ce37" office:value-type="string" calcext:value-type="string">
            <text:p>a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Gibt an mit welcher Wahrscheinlichkeit ein Kunde warten mus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Parameter: Arbeitslast <text:span text:style-name="T8">a</text:span><text:span text:style-name="T9">=lambda/mu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0.8" calcext:value-type="float">
            <text:p>0,8</text:p>
          </table:table-cell>
          <table:table-cell table:style-name="ce46" office:value-type="string" calcext:value-type="string">
            <text:p>Arbeitslast (=lambda/mu)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39]" office:value-type="percentage" office:value="0.8" calcext:value-type="percentage">
            <text:p>80%</text:p>
          </table:table-cell>
          <table:table-cell table:style-name="ce47" office:value-type="string" calcext:value-type="string">
            <text:p>Auslastung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2" table:formula="of:=[.B39]" office:value-type="percentage" office:value="0.8" calcext:value-type="percentage">
            <text:p>80,0%</text:p>
          </table:table-cell>
          <table:table-cell table:style-name="ce46" office:value-type="string" calcext:value-type="string">
            <text:p>Wahrscheinlichkeit, dass ein Kunde warten muss</text:p>
          </table:table-cell>
          <table:table-cell table:number-columns-repeated="61"/>
        </table:table-row>
        <table:table-row table:style-name="ro2" table:number-rows-repeated="2">
          <table:table-cell table:number-columns-repeated="64"/>
        </table:table-row>
        <table:table-row table:style-name="ro3">
          <table:table-cell table:style-name="ce35" office:value-type="string" calcext:value-type="string" table:number-columns-spanned="8" table:number-rows-spanned="1">
            <text:p>Mittlere Warteschlangenlänge (=E[N<text:span text:style-name="T6">Q</text:span><text:span text:style-name="T7">])</text:span></text:p>
          </table:table-cell>
          <table:covered-table-cell table:number-columns-repeated="7" table:style-name="ce39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style-name="ce37" office:value-type="string" calcext:value-type="string">
            <text:p>a^2/(1-a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Gibt die mittlere Warteschlangenlänge an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Parameter: Arbeitslast <text:span text:style-name="T8">a</text:span><text:span text:style-name="T9">=lambda/mu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0.8" calcext:value-type="float">
            <text:p>0,8</text:p>
          </table:table-cell>
          <table:table-cell table:style-name="ce46" office:value-type="string" calcext:value-type="string">
            <text:p>Arbeitslast (=lambda/mu)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49]" office:value-type="percentage" office:value="0.8" calcext:value-type="percentage">
            <text:p>80%</text:p>
          </table:table-cell>
          <table:table-cell table:style-name="ce47" office:value-type="string" calcext:value-type="string">
            <text:p>Auslastung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4" table:formula="of:=[.B49]^2/(1-[.B49])" office:value-type="float" office:value="3.2" calcext:value-type="float">
            <text:p>3,20</text:p>
          </table:table-cell>
          <table:table-cell table:style-name="ce46" office:value-type="string" calcext:value-type="string">
            <text:p>Mittlere Warteschlangenlänge</text:p>
          </table:table-cell>
          <table:table-cell table:number-columns-repeated="61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style-name="ce35" office:value-type="string" calcext:value-type="string" table:number-columns-spanned="8" table:number-rows-spanned="1">
            <text:p>Mittlere Anzahl an Kunden im System (=E[N])</text:p>
          </table:table-cell>
          <table:covered-table-cell table:number-columns-repeated="7" table:style-name="ce39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style-name="ce37" office:value-type="string" calcext:value-type="string">
            <text:p>a/(1-a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Gibt die mittlere Anzahl an Kunden im System (wartend und in Bedienung) an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Parameter: Arbeitslast <text:span text:style-name="T8">a</text:span><text:span text:style-name="T9">=lambda/mu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0.8" calcext:value-type="float">
            <text:p>0,8</text:p>
          </table:table-cell>
          <table:table-cell table:style-name="ce46" office:value-type="string" calcext:value-type="string">
            <text:p>Arbeitslast (=lambda/mu)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59]" office:value-type="percentage" office:value="0.8" calcext:value-type="percentage">
            <text:p>80%</text:p>
          </table:table-cell>
          <table:table-cell table:style-name="ce47" office:value-type="string" calcext:value-type="string">
            <text:p>Auslastung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4" table:formula="of:=[.B59]/(1-[.B59])" office:value-type="float" office:value="4" calcext:value-type="float">
            <text:p>4,00</text:p>
          </table:table-cell>
          <table:table-cell table:style-name="ce46" office:value-type="string" calcext:value-type="string">
            <text:p>Mittlere Anzahl an Kunden im System</text:p>
          </table:table-cell>
          <table:table-cell table:number-columns-repeated="61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style-name="ce35" office:value-type="string" calcext:value-type="string" table:number-columns-spanned="8" table:number-rows-spanned="1">
            <text:p>Mittlere Wartezeit (=E[W])</text:p>
          </table:table-cell>
          <table:covered-table-cell table:number-columns-repeated="7" table:style-name="ce39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style-name="ce37" office:value-type="string" calcext:value-type="string">
            <text:p>lambda/mu/(mu-lambda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Gibt die mittlere Wartezeit der Kunden an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Parameter: Ankunftsrate <text:span text:style-name="T8">lambda</text:span><text:span text:style-name="T9"> (in 1/Sekunde) und Bedienrate </text:span><text:span text:style-name="T10">mu</text:span><text:span text:style-name="T9"> (in 1/Sekunde)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office:value-type="float" office:value="0.01" calcext:value-type="float">
            <text:p>0,0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69]" office:value-type="float" office:value="100" calcext:value-type="float">
            <text:p>10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mu</text:p>
          </table:table-cell>
          <table:table-cell table:style-name="ce41" office:value-type="float" office:value="0.0125" calcext:value-type="float">
            <text:p>0,0125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70]" office:value-type="float" office:value="80" calcext:value-type="float">
            <text:p>8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56"/>
        </table:table-row>
        <table:table-row table:style-name="ro2">
          <table:table-cell table:number-columns-repeated="5"/>
          <table:table-cell table:style-name="ce47" office:value-type="string" calcext:value-type="string">
            <text:p>=&gt; rho=</text:p>
          </table:table-cell>
          <table:table-cell table:style-name="ce48" table:formula="of:=[.B69]/[.B70]" office:value-type="percentage" office:value="0.8" calcext:value-type="percentage">
            <text:p>80%</text:p>
          </table:table-cell>
          <table:table-cell table:style-name="ce47" office:value-type="string" calcext:value-type="string">
            <text:p>Auslastung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5" table:formula="of:=[.B69]/[.B70]/([.B70]-[.B69])" office:value-type="float" office:value="320" calcext:value-type="float">
            <text:p>320,0</text:p>
          </table:table-cell>
          <table:table-cell table:style-name="ce46" office:value-type="string" calcext:value-type="string">
            <text:p>Mittlere Wartezeit (in Sekunden)</text:p>
          </table:table-cell>
          <table:table-cell table:number-columns-repeated="61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style-name="ce35" office:value-type="string" calcext:value-type="string" table:number-columns-spanned="8" table:number-rows-spanned="1">
            <text:p>Mittlere Verweilzeit (=E[V])</text:p>
          </table:table-cell>
          <table:covered-table-cell table:number-columns-repeated="7" table:style-name="ce39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style-name="ce37" office:value-type="string" calcext:value-type="string">
            <text:p>1/(mu-lambda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Gibt die mittlere Verweilzeit (=Wartezeit+Bedienzeit) der Kunden an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Parameter: Ankunftsrate <text:span text:style-name="T8">lambda</text:span><text:span text:style-name="T9"> (in 1/Sekunde) und Bedienrate </text:span><text:span text:style-name="T10">mu</text:span><text:span text:style-name="T9"> (in 1/Sekunde)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office:value-type="float" office:value="0.01" calcext:value-type="float">
            <text:p>0,0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81]" office:value-type="float" office:value="100" calcext:value-type="float">
            <text:p>10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mu</text:p>
          </table:table-cell>
          <table:table-cell table:style-name="ce41" office:value-type="float" office:value="0.0125" calcext:value-type="float">
            <text:p>0,0125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82]" office:value-type="float" office:value="80" calcext:value-type="float">
            <text:p>8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56"/>
        </table:table-row>
        <table:table-row table:style-name="ro2">
          <table:table-cell table:number-columns-repeated="5"/>
          <table:table-cell table:style-name="ce47" office:value-type="string" calcext:value-type="string">
            <text:p>=&gt; rho=</text:p>
          </table:table-cell>
          <table:table-cell table:style-name="ce48" table:formula="of:=[.B81]/[.B82]" office:value-type="percentage" office:value="0.8" calcext:value-type="percentage">
            <text:p>80%</text:p>
          </table:table-cell>
          <table:table-cell table:style-name="ce47" office:value-type="string" calcext:value-type="string">
            <text:p>Auslastung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5" table:formula="of:=1/([.B82]-[.B81])" office:value-type="float" office:value="400" calcext:value-type="float">
            <text:p>400,0</text:p>
          </table:table-cell>
          <table:table-cell table:style-name="ce46" office:value-type="string" calcext:value-type="string">
            <text:p>Mittlere Verweilzeit (in Sekunden)</text:p>
          </table:table-cell>
          <table:table-cell table:number-columns-repeated="61"/>
        </table:table-row>
        <table:table-row table:style-name="ro2" table:number-rows-repeated="104849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Mc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56" table:default-cell-style-name="Default"/>
        <table:table-row table:style-name="ro1">
          <table:table-cell table:style-name="ce33" office:value-type="string" calcext:value-type="string" table:number-columns-spanned="8" table:number-rows-spanned="1">
            <text:p>M/M/c-System</text:p>
          </table:table-cell>
          <table:covered-table-cell table:number-columns-repeated="7" table:style-name="ce38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Exponentielle Zwischenankunftszeiten (mittlerer Abstand zwischen zwei Kundenankünften E[I]=1/lambda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Exponentielle Bedienzeiten (mittlere Bedienzeit E[S]=1/mu)</text:p>
          </table:table-cell>
          <table:table-cell table:number-columns-repeated="63"/>
        </table:table-row>
        <table:table-row table:style-name="ro2">
          <table:table-cell table:style-name="ce34" office:value-type="string" calcext:value-type="string">
            <text:p>c&gt;=1 Agenten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Keine Beschränkung der Warte- und Bedienraumgröße</text:p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3">
          <table:table-cell table:style-name="ce35" office:value-type="string" calcext:value-type="string" table:number-columns-spanned="8" table:number-rows-spanned="1">
            <text:p>Zustandswahrscheinlichkeiten (=p<text:span text:style-name="T6">n</text:span><text:span text:style-name="T7">)</text:span></text:p>
          </table:table-cell>
          <table:covered-table-cell table:number-columns-repeated="7" table:style-name="ce39"/>
          <table:table-cell table:number-columns-repeated="56"/>
        </table:table-row>
        <table:table-row table:style-name="ro2">
          <table:table-cell table:style-name="ce36"/>
          <table:table-cell table:style-name="ce40" table:number-columns-repeated="63"/>
        </table:table-row>
        <table:table-row table:style-name="ro2">
          <table:table-cell table:style-name="ce37" office:value-type="string" calcext:value-type="string">
            <text:p>MMcZustandsP(a,c,n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Gibt an, mit welcher Wahrscheinlichkeit sich <text:span text:style-name="T8">n</text:span><text:span text:style-name="T9"> Personen im System befinden</text:span>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Weitere Parameter: Arbeitslast <text:span text:style-name="T8">a</text:span><text:span text:style-name="T9">=lambda/mu und Anzahl an Agenten </text:span><text:span text:style-name="T10">c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Arbeitslast (=lambda/mu)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Anzahl an Agente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15]/[.B16]" office:value-type="percentage" office:value="0.777777777777778" calcext:value-type="percentage">
            <text:p>78%</text:p>
          </table:table-cell>
          <table:table-cell table:style-name="ce47" office:value-type="string" calcext:value-type="string">
            <text:p>Auslastung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n</text:p>
          </table:table-cell>
          <table:table-cell table:style-name="ce41" office:value-type="float" office:value="3" calcext:value-type="float">
            <text:p>3</text:p>
          </table:table-cell>
          <table:table-cell table:style-name="ce46" office:value-type="string" calcext:value-type="string">
            <text:p>Personen im System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2" table:formula="of:=MMCZUSTANDSP([.B15];[.B16];[.B17])" office:value-type="percentage" office:value="0.043975630438567" calcext:value-type="percentage">
            <text:p>4,4%</text:p>
          </table:table-cell>
          <table:table-cell table:style-name="ce46" office:value-type="string" calcext:value-type="string">
            <text:p>Wahrscheinlichkeit für n Kunden</text:p>
          </table:table-cell>
          <table:table-cell table:number-columns-repeated="61"/>
        </table:table-row>
        <table:table-row table:style-name="ro2">
          <table:table-cell/>
          <table:table-cell table:style-name="ce43"/>
          <table:table-cell table:style-name="ce46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4">
          <table:table-cell table:style-name="ce35" office:value-type="string" calcext:value-type="string" table:number-columns-spanned="8" table:number-rows-spanned="1">
            <text:p>Wartezeitverteilung (Erlang-C-Formel, =P(W&lt;=t))</text:p>
          </table:table-cell>
          <table:covered-table-cell table:number-columns-repeated="7" table:style-name="ce39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style-name="ce37" office:value-type="string" calcext:value-type="string">
            <text:p>ErlangC(lambda,mu,c,t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Gibt an, mit welcher Wahrscheinlichkeit ein Kunde höchstens <text:span text:style-name="T8">t</text:span><text:span text:style-name="T9"> Sekunden warten muss</text:span>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Weitere Parameter: Ankunftsrate <text:span text:style-name="T8">lambda</text:span><text:span text:style-name="T9"> (in 1/Sekunde), Bedienrate </text:span><text:span text:style-name="T10">mu</text:span><text:span text:style-name="T9"> (in 1/Sekunde) und Anzahl an Agenten </text:span><text:span text:style-name="T10">c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27]" office:value-type="float" office:value="10" calcext:value-type="float">
            <text:p>1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300" office:value-type="float" office:value="0.00333333333333333" calcext:value-type="float">
            <text:p>0,003333333333333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28]" office:value-type="float" office:value="300" calcext:value-type="float">
            <text:p>30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35" calcext:value-type="float">
            <text:p>35</text:p>
          </table:table-cell>
          <table:table-cell table:style-name="ce46" office:value-type="string" calcext:value-type="string">
            <text:p>Anzahl an Agente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27]/[.B28]/[.B29]" office:value-type="percentage" office:value="0.857142857142858" calcext:value-type="percentage">
            <text:p>86%</text:p>
          </table:table-cell>
          <table:table-cell table:style-name="ce47" office:value-type="string" calcext:value-type="string">
            <text:p>Auslastung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t</text:p>
          </table:table-cell>
          <table:table-cell table:style-name="ce41" office:value-type="float" office:value="20" calcext:value-type="float">
            <text:p>20</text:p>
          </table:table-cell>
          <table:table-cell table:style-name="ce46" office:value-type="string" calcext:value-type="string">
            <text:p>Wartezeit höchstens so lang (in Sekunden)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2" table:formula="of:=ERLANGC([.B27];[.B28];[.B29];[.B30])" office:value-type="percentage" office:value="0.796087755240531" calcext:value-type="percentage">
            <text:p>79,6%</text:p>
          </table:table-cell>
          <table:table-cell table:style-name="ce46" office:value-type="string" calcext:value-type="string">
            <text:p>Wahrscheinlichkeit für Wartezeit &lt;=t</text:p>
          </table:table-cell>
          <table:table-cell table:number-columns-repeated="61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style-name="ce35" office:value-type="string" calcext:value-type="string" table:number-columns-spanned="8" table:number-rows-spanned="1">
            <text:p>Blockierwahrscheinlichkeit (=P(W&gt;0))</text:p>
          </table:table-cell>
          <table:covered-table-cell table:number-columns-repeated="7" table:style-name="ce39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style-name="ce37" office:value-type="string" calcext:value-type="string">
            <text:p>ErlangC_P1(a,c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Gibt an mit welcher Wahrscheinlichkeit ein Kunde warten mus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Parameter: Arbeitslast <text:span text:style-name="T8">a</text:span><text:span text:style-name="T9">=lambda/mu und Anzahl an Agenten </text:span><text:span text:style-name="T10">c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Arbeitslast (=lambda/mu)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Anzahl an Agente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40]/[.B41]" office:value-type="percentage" office:value="0.777777777777778" calcext:value-type="percentage">
            <text:p>78%</text:p>
          </table:table-cell>
          <table:table-cell table:style-name="ce47" office:value-type="string" calcext:value-type="string">
            <text:p>Auslastung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2" table:formula="of:=ERLANGC_P1([.B40];[.B41])" office:value-type="percentage" office:value="0.384947094156769" calcext:value-type="percentage">
            <text:p>38,5%</text:p>
          </table:table-cell>
          <table:table-cell table:style-name="ce46" office:value-type="string" calcext:value-type="string">
            <text:p>Wahrscheinlichkeit, dass ein Kunde warten muss</text:p>
          </table:table-cell>
          <table:table-cell table:number-columns-repeated="61"/>
        </table:table-row>
        <table:table-row table:style-name="ro2" table:number-rows-repeated="2">
          <table:table-cell table:number-columns-repeated="64"/>
        </table:table-row>
        <table:table-row table:style-name="ro3">
          <table:table-cell table:style-name="ce35" office:value-type="string" calcext:value-type="string" table:number-columns-spanned="8" table:number-rows-spanned="1">
            <text:p>Mittlere Warteschlangenlänge (=E[N<text:span text:style-name="T6">Q</text:span><text:span text:style-name="T7">])</text:span></text:p>
          </table:table-cell>
          <table:covered-table-cell table:number-columns-repeated="7" table:style-name="ce39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style-name="ce37" office:value-type="string" calcext:value-type="string">
            <text:p>ErlangC_P1(a,c)*a/(c-a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Gibt die mittlere Warteschlangenlänge an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Parameter: Arbeitslast <text:span text:style-name="T8">a</text:span><text:span text:style-name="T9">=lambda/mu und Anzahl an Agenten </text:span><text:span text:style-name="T10">c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Arbeitslast (=lambda/mu)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Anzahl an Agente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51]/[.B52]" office:value-type="percentage" office:value="0.777777777777778" calcext:value-type="percentage">
            <text:p>78%</text:p>
          </table:table-cell>
          <table:table-cell table:style-name="ce47" office:value-type="string" calcext:value-type="string">
            <text:p>Auslastung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4" table:formula="of:=ERLANGC_P1([.B51];[.B52])*[.B51]/([.B52]-[.B51])" office:value-type="float" office:value="1.34731482954869" calcext:value-type="float">
            <text:p>1,35</text:p>
          </table:table-cell>
          <table:table-cell table:style-name="ce46" office:value-type="string" calcext:value-type="string">
            <text:p>Mittlere Warteschlangenlänge</text:p>
          </table:table-cell>
          <table:table-cell table:number-columns-repeated="61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style-name="ce35" office:value-type="string" calcext:value-type="string" table:number-columns-spanned="8" table:number-rows-spanned="1">
            <text:p>Mittlere Anzahl an Kunden im System (=E[N])</text:p>
          </table:table-cell>
          <table:covered-table-cell table:number-columns-repeated="7" table:style-name="ce39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style-name="ce37" office:value-type="string" calcext:value-type="string">
            <text:p>ErlangC_P1(a,c)*a/(c-a)+a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Gibt die mittlere Anzahl an Kunden im System (wartend und in Bedienung) an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Parameter: Arbeitslast <text:span text:style-name="T8">a</text:span><text:span text:style-name="T9">=lambda/mu und Anzahl an Agenten </text:span><text:span text:style-name="T10">c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Arbeitslast (=lambda/mu)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Anzahl an Agente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62]/[.B63]" office:value-type="percentage" office:value="0.777777777777778" calcext:value-type="percentage">
            <text:p>78%</text:p>
          </table:table-cell>
          <table:table-cell table:style-name="ce47" office:value-type="string" calcext:value-type="string">
            <text:p>Auslastung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4" table:formula="of:=ERLANGC_P1([.B62];[.B63])*[.B62]/([.B63]-[.B62])+[.B62]" office:value-type="float" office:value="8.34731482954869" calcext:value-type="float">
            <text:p>8,35</text:p>
          </table:table-cell>
          <table:table-cell table:style-name="ce46" office:value-type="string" calcext:value-type="string">
            <text:p>Mittlere Anzahl an Kunden im System</text:p>
          </table:table-cell>
          <table:table-cell table:number-columns-repeated="61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style-name="ce35" office:value-type="string" calcext:value-type="string" table:number-columns-spanned="8" table:number-rows-spanned="1">
            <text:p>Mittlere Wartezeit (=E[W])</text:p>
          </table:table-cell>
          <table:covered-table-cell table:number-columns-repeated="7" table:style-name="ce39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style-name="ce37" office:value-type="string" calcext:value-type="string">
            <text:p>ErlangC_P1(lambda/mu,c)/(c*mu-lambda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Gibt die mittlere Wartezeit der Kunden an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Parameter: Ankunftsrate <text:span text:style-name="T8">lambda</text:span><text:span text:style-name="T9"> (in 1/Sekunde), Bedienrate </text:span><text:span text:style-name="T10">mu</text:span><text:span text:style-name="T9"> (in 1/Sekunde) und Anzahl an Agenten </text:span><text:span text:style-name="T10">c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73]" office:value-type="float" office:value="10" calcext:value-type="float">
            <text:p>1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300" office:value-type="float" office:value="0.00333333333333333" calcext:value-type="float">
            <text:p>0,003333333333333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74]" office:value-type="float" office:value="300" calcext:value-type="float">
            <text:p>30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35" calcext:value-type="float">
            <text:p>35</text:p>
          </table:table-cell>
          <table:table-cell table:style-name="ce46" office:value-type="string" calcext:value-type="string">
            <text:p>Anzahl an Agente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73]/[.B74]/[.B75]" office:value-type="percentage" office:value="0.857142857142857" calcext:value-type="percentage">
            <text:p>86%</text:p>
          </table:table-cell>
          <table:table-cell table:style-name="ce47" office:value-type="string" calcext:value-type="string">
            <text:p>Auslastung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5" table:formula="of:=ERLANGC_P1([.B73]/[.B74];[.B75])/([.B75]*[.B74]-[.B73])" office:value-type="float" office:value="17.0749477448107" calcext:value-type="float">
            <text:p>17,1</text:p>
          </table:table-cell>
          <table:table-cell table:style-name="ce46" office:value-type="string" calcext:value-type="string">
            <text:p>Mittlere Wartezeit (in Sekunden)</text:p>
          </table:table-cell>
          <table:table-cell table:number-columns-repeated="61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style-name="ce35" office:value-type="string" calcext:value-type="string" table:number-columns-spanned="8" table:number-rows-spanned="1">
            <text:p>Mittlere Verweilzeit (=E[V])</text:p>
          </table:table-cell>
          <table:covered-table-cell table:number-columns-repeated="7" table:style-name="ce39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style-name="ce37" office:value-type="string" calcext:value-type="string">
            <text:p>ErlangC_P1(lambda/mu,c)/(c*mu-lambda)+1/mu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Gibt die mittlere Verweilzeit (=Wartezeit+Bedienzeit) der Kunden an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Parameter: Ankunftsrate <text:span text:style-name="T8">lambda</text:span><text:span text:style-name="T9"> (in 1/Sekunde), Bedienrate </text:span><text:span text:style-name="T10">mu</text:span><text:span text:style-name="T9"> (in 1/Sekunde) und Anzahl an Agenten </text:span><text:span text:style-name="T10">c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85]" office:value-type="float" office:value="10" calcext:value-type="float">
            <text:p>1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300" office:value-type="float" office:value="0.00333333333333333" calcext:value-type="float">
            <text:p>0,003333333333333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86]" office:value-type="float" office:value="300" calcext:value-type="float">
            <text:p>30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35" calcext:value-type="float">
            <text:p>35</text:p>
          </table:table-cell>
          <table:table-cell table:style-name="ce46" office:value-type="string" calcext:value-type="string">
            <text:p>Anzahl an Agente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85]/[.B86]/[.B87]" office:value-type="percentage" office:value="0.857142857142857" calcext:value-type="percentage">
            <text:p>86%</text:p>
          </table:table-cell>
          <table:table-cell table:style-name="ce47" office:value-type="string" calcext:value-type="string">
            <text:p>Auslastung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5" table:formula="of:=ERLANGC_P1([.B85]/[.B86];[.B87])/([.B87]*[.B86]-[.B85])+1/[.B86]" office:value-type="float" office:value="317.074947744811" calcext:value-type="float">
            <text:p>317,1</text:p>
          </table:table-cell>
          <table:table-cell table:style-name="ce46" office:value-type="string" calcext:value-type="string">
            <text:p>Mittlere Verweilzeit (in Sekunden)</text:p>
          </table:table-cell>
          <table:table-cell table:number-columns-repeated="61"/>
        </table:table-row>
        <table:table-row table:style-name="ro2" table:number-rows-repeated="104848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McKM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56" table:default-cell-style-name="Default"/>
        <table:table-row table:style-name="ro1">
          <table:table-cell table:style-name="ce33" office:value-type="string" calcext:value-type="string" table:number-columns-spanned="8" table:number-rows-spanned="1">
            <text:p>M/M/c/K+M-System</text:p>
          </table:table-cell>
          <table:covered-table-cell table:number-columns-repeated="7" table:style-name="ce38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Exponentielle Zwischenankunftszeiten (mittlerer Abstand zwischen zwei Kundenankünften E[I]=1/lambda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Exponentielle Bedienzeiten (mittlere Bedienzeit E[S]=1/mu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Exponentielle Wartezeittoleranzen (mittlere Wartezeittoleranz E[WT]=1/nu)</text:p>
          </table:table-cell>
          <table:table-cell table:number-columns-repeated="63"/>
        </table:table-row>
        <table:table-row table:style-name="ro2">
          <table:table-cell table:style-name="ce34" office:value-type="string" calcext:value-type="string">
            <text:p>c&gt;=1 Agenten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Warte- und Bedienraumgröße: K (sind K Kunden im System, wird der nächste Anrufer abgewiesen)</text:p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3">
          <table:table-cell table:style-name="ce35" office:value-type="string" calcext:value-type="string" table:number-columns-spanned="8" table:number-rows-spanned="1">
            <text:p>Zustandswahrscheinlichkeiten (=p<text:span text:style-name="T6">n</text:span><text:span text:style-name="T7">)</text:span></text:p>
          </table:table-cell>
          <table:covered-table-cell table:number-columns-repeated="7" table:style-name="ce39"/>
          <table:table-cell table:number-columns-repeated="56"/>
        </table:table-row>
        <table:table-row table:style-name="ro2">
          <table:table-cell table:style-name="ce36"/>
          <table:table-cell table:style-name="ce40" table:number-columns-repeated="63"/>
        </table:table-row>
        <table:table-row table:style-name="ro2">
          <table:table-cell table:style-name="ce37" office:value-type="string" calcext:value-type="string">
            <text:p>MMcKMZustandsP(lambda,mu,nu,c,K,n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Gibt an, mit welcher Wahrscheinlichkeit sich <text:span text:style-name="T8">n</text:span><text:span text:style-name="T9"> Personen im System befinden</text:span>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Weitere Parameter: Ankunftsrate <text:span text:style-name="T8">lambda</text:span><text:span text:style-name="T9"> (in 1/Sekunden), Bedienrate </text:span><text:span text:style-name="T10">mu</text:span><text:span text:style-name="T9"> (in 1/Sekunden),</text:span>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bbruchrate <text:span text:style-name="T8">nu</text:span><text:span text:style-name="T9"> (in 1/Sekunden) und Anzahl an Agenten </text:span><text:span text:style-name="T10">c</text:span><text:span text:style-name="T9">, Warte- und Bedienraumgröße </text:span><text:span text:style-name="T10">K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17]" office:value-type="float" office:value="10" calcext:value-type="float">
            <text:p>1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240" office:value-type="float" office:value="0.00416666666666667" calcext:value-type="float">
            <text:p>0,004166666666667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18]" office:value-type="float" office:value="240" calcext:value-type="float">
            <text:p>24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nu</text:p>
          </table:table-cell>
          <table:table-cell table:style-name="ce41" table:formula="of:=1/300" office:value-type="float" office:value="0.00333333333333333" calcext:value-type="float">
            <text:p>0,003333333333333</text:p>
          </table:table-cell>
          <table:table-cell table:style-name="ce46" office:value-type="string" calcext:value-type="string">
            <text:p>Abbruchrate (in 1/Sek.)</text:p>
          </table:table-cell>
          <table:table-cell table:number-columns-repeated="2"/>
          <table:table-cell table:style-name="ce47" office:value-type="string" calcext:value-type="string">
            <text:p>=&gt; E[WT]=</text:p>
          </table:table-cell>
          <table:table-cell table:style-name="ce47" table:formula="of:=1/[.B19]" office:value-type="float" office:value="300" calcext:value-type="float">
            <text:p>300</text:p>
          </table:table-cell>
          <table:table-cell table:style-name="ce47" office:value-type="string" calcext:value-type="string">
            <text:p>Mittlere Wartezeittoleranz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string" calcext:value-type="string">
            <text:p>Anzahl an Agente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17]/[.B18]/[.B20]" office:value-type="percentage" office:value="0.857142857142856" calcext:value-type="percentage">
            <text:p>86%</text:p>
          </table:table-cell>
          <table:table-cell table:style-name="ce47" office:value-type="string" calcext:value-type="string">
            <text:p>Auslastung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K</text:p>
          </table:table-cell>
          <table:table-cell table:style-name="ce41" office:value-type="float" office:value="80" calcext:value-type="float">
            <text:p>80</text:p>
          </table:table-cell>
          <table:table-cell table:style-name="ce46" office:value-type="string" calcext:value-type="string">
            <text:p>Warte- und Bedienraumgröße</text:p>
          </table:table-cell>
          <table:table-cell table:number-columns-repeated="2"/>
          <table:table-cell table:style-name="ce47"/>
          <table:table-cell table:style-name="ce48"/>
          <table:table-cell table:style-name="ce47"/>
          <table:table-cell table:number-columns-repeated="56"/>
        </table:table-row>
        <table:table-row table:style-name="ro2">
          <table:table-cell office:value-type="string" calcext:value-type="string">
            <text:p>n</text:p>
          </table:table-cell>
          <table:table-cell table:style-name="ce41" office:value-type="float" office:value="30" calcext:value-type="float">
            <text:p>30</text:p>
          </table:table-cell>
          <table:table-cell table:style-name="ce46" office:value-type="string" calcext:value-type="string">
            <text:p>Personen im System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2" table:formula="of:=MMCKMZUSTANDSP([.B17];[.B18];[.B19];[.B20];[.B21];[.B22])" office:value-type="percentage" office:value="0.0365508671618834" calcext:value-type="percentage">
            <text:p>3,7%</text:p>
          </table:table-cell>
          <table:table-cell table:style-name="ce46" office:value-type="string" calcext:value-type="string">
            <text:p>Wahrscheinlichkeit für n Kunden</text:p>
          </table:table-cell>
          <table:table-cell table:number-columns-repeated="61"/>
        </table:table-row>
        <table:table-row table:style-name="ro2">
          <table:table-cell/>
          <table:table-cell table:style-name="ce43"/>
          <table:table-cell table:style-name="ce46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4">
          <table:table-cell table:style-name="ce35" office:value-type="string" calcext:value-type="string" table:number-columns-spanned="8" table:number-rows-spanned="1">
            <text:p>Wartezeitverteilung (Erweiterte Erlang-C-Formel, =P(W&lt;=t))</text:p>
          </table:table-cell>
          <table:covered-table-cell table:number-columns-repeated="7" table:style-name="ce39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style-name="ce37" office:value-type="string" calcext:value-type="string">
            <text:p>ErwErlangC(lambda,mu,nu,c,K,t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Gibt an, mit welcher Wahrscheinlichkeit ein Kunde höchstens <text:span text:style-name="T8">t</text:span><text:span text:style-name="T9"> Sekunden warten muss</text:span>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Weitere Parameter: Ankunftsrate <text:span text:style-name="T8">lambda</text:span><text:span text:style-name="T9"> (in 1/Sekunden), Bedienrate </text:span><text:span text:style-name="T10">mu</text:span><text:span text:style-name="T9"> (in 1/Sekunden),</text:span>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bbruchrate <text:span text:style-name="T8">nu</text:span><text:span text:style-name="T9"> (in 1/Sekunden) und Anzahl an Agenten </text:span><text:span text:style-name="T10">c</text:span><text:span text:style-name="T9">, Warte- und Bedienraumgröße </text:span><text:span text:style-name="T10">K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33]" office:value-type="float" office:value="10" calcext:value-type="float">
            <text:p>1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240" office:value-type="float" office:value="0.00416666666666667" calcext:value-type="float">
            <text:p>0,004166666666667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34]" office:value-type="float" office:value="240" calcext:value-type="float">
            <text:p>24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nu</text:p>
          </table:table-cell>
          <table:table-cell table:style-name="ce41" table:formula="of:=1/300" office:value-type="float" office:value="0.00333333333333333" calcext:value-type="float">
            <text:p>0,003333333333333</text:p>
          </table:table-cell>
          <table:table-cell table:style-name="ce46" office:value-type="string" calcext:value-type="string">
            <text:p>Abbruchrate (in 1/Sek.)</text:p>
          </table:table-cell>
          <table:table-cell table:number-columns-repeated="2"/>
          <table:table-cell table:style-name="ce47" office:value-type="string" calcext:value-type="string">
            <text:p>=&gt; E[WT]=</text:p>
          </table:table-cell>
          <table:table-cell table:style-name="ce47" table:formula="of:=1/[.B35]" office:value-type="float" office:value="300" calcext:value-type="float">
            <text:p>300</text:p>
          </table:table-cell>
          <table:table-cell table:style-name="ce47" office:value-type="string" calcext:value-type="string">
            <text:p>Mittlere Wartezeittoleranz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string" calcext:value-type="string">
            <text:p>Anzahl an Agente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33]/[.B34]/[.B36]" office:value-type="percentage" office:value="0.857142857142856" calcext:value-type="percentage">
            <text:p>86%</text:p>
          </table:table-cell>
          <table:table-cell table:style-name="ce47" office:value-type="string" calcext:value-type="string">
            <text:p>Auslastung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K</text:p>
          </table:table-cell>
          <table:table-cell table:style-name="ce41" office:value-type="float" office:value="80" calcext:value-type="float">
            <text:p>80</text:p>
          </table:table-cell>
          <table:table-cell table:style-name="ce46" office:value-type="string" calcext:value-type="string">
            <text:p>Warte- und Bedienraumgröße</text:p>
          </table:table-cell>
          <table:table-cell table:number-columns-repeated="2"/>
          <table:table-cell table:style-name="ce47"/>
          <table:table-cell table:style-name="ce48"/>
          <table:table-cell table:style-name="ce47"/>
          <table:table-cell table:number-columns-repeated="56"/>
        </table:table-row>
        <table:table-row table:style-name="ro2">
          <table:table-cell office:value-type="string" calcext:value-type="string">
            <text:p>t</text:p>
          </table:table-cell>
          <table:table-cell table:style-name="ce41" office:value-type="float" office:value="20" calcext:value-type="float">
            <text:p>20</text:p>
          </table:table-cell>
          <table:table-cell table:style-name="ce46" office:value-type="string" calcext:value-type="string">
            <text:p>Wartezeit höchstens so lang (in Sekunden)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2" table:formula="of:=ERWERLANGC([.B33];[.B34];[.B35];[.B36];[.B37];[.B38])" office:value-type="percentage" office:value="0.863372195684307" calcext:value-type="percentage">
            <text:p>86,3%</text:p>
          </table:table-cell>
          <table:table-cell table:style-name="ce46" office:value-type="string" calcext:value-type="string">
            <text:p>Wahrscheinlichkeit für Wartezeit &lt;=t</text:p>
          </table:table-cell>
          <table:table-cell table:number-columns-repeated="61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style-name="ce35" office:value-type="string" calcext:value-type="string" table:number-columns-spanned="8" table:number-rows-spanned="1">
            <text:p>Wahrscheinlichkeit für Warteabbruch (=P(A))</text:p>
          </table:table-cell>
          <table:covered-table-cell table:number-columns-repeated="7" table:style-name="ce39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style-name="ce37" office:value-type="string" calcext:value-type="string">
            <text:p>ErwErlangC_PA(lambda,mu,nu,c,K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Gibt an mit welcher Wahrscheinlichkeit ein Kunde das Warten aufgib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Parameter: Ankunftsrate <text:span text:style-name="T8">lambda</text:span><text:span text:style-name="T9"> (in 1/Sekunden), Bedienrate </text:span><text:span text:style-name="T10">mu</text:span><text:span text:style-name="T9"> (in 1/Sekunden),</text:span>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bbruchrate <text:span text:style-name="T8">nu</text:span><text:span text:style-name="T9"> (in 1/Sekunden) und Anzahl an Agenten </text:span><text:span text:style-name="T10">c</text:span><text:span text:style-name="T9">, Warte- und Bedienraumgröße </text:span><text:span text:style-name="T10">K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49]" office:value-type="float" office:value="10" calcext:value-type="float">
            <text:p>1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240" office:value-type="float" office:value="0.00416666666666667" calcext:value-type="float">
            <text:p>0,004166666666667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50]" office:value-type="float" office:value="240" calcext:value-type="float">
            <text:p>24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nu</text:p>
          </table:table-cell>
          <table:table-cell table:style-name="ce41" table:formula="of:=1/30" office:value-type="float" office:value="0.0333333333333333" calcext:value-type="float">
            <text:p>0,033333333333333</text:p>
          </table:table-cell>
          <table:table-cell table:style-name="ce46" office:value-type="string" calcext:value-type="string">
            <text:p>Abbruchrate (in 1/Sek.)</text:p>
          </table:table-cell>
          <table:table-cell table:number-columns-repeated="2"/>
          <table:table-cell table:style-name="ce47" office:value-type="string" calcext:value-type="string">
            <text:p>=&gt; E[WT]=</text:p>
          </table:table-cell>
          <table:table-cell table:style-name="ce47" table:formula="of:=1/[.B51]" office:value-type="float" office:value="30" calcext:value-type="float">
            <text:p>30</text:p>
          </table:table-cell>
          <table:table-cell table:style-name="ce47" office:value-type="string" calcext:value-type="string">
            <text:p>Mittlere Wartezeittoleranz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25" calcext:value-type="float">
            <text:p>25</text:p>
          </table:table-cell>
          <table:table-cell table:style-name="ce46" office:value-type="string" calcext:value-type="string">
            <text:p>Anzahl an Agente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49]/[.B50]/[.B52]" office:value-type="percentage" office:value="0.96" calcext:value-type="percentage">
            <text:p>96%</text:p>
          </table:table-cell>
          <table:table-cell table:style-name="ce47" office:value-type="string" calcext:value-type="string">
            <text:p>Auslastung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K</text:p>
          </table:table-cell>
          <table:table-cell table:style-name="ce41" office:value-type="float" office:value="80" calcext:value-type="float">
            <text:p>80</text:p>
          </table:table-cell>
          <table:table-cell table:style-name="ce46" office:value-type="string" calcext:value-type="string">
            <text:p>Warte- und Bedienraumgröße</text:p>
          </table:table-cell>
          <table:table-cell table:number-columns-repeated="2"/>
          <table:table-cell table:style-name="ce47"/>
          <table:table-cell table:style-name="ce48"/>
          <table:table-cell table:style-name="ce47"/>
          <table:table-cell table:number-columns-repeated="5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2" table:formula="of:=ERWERLANGC_PA([.B49];[.B50];[.B51];[.B52];[.B53])" office:value-type="percentage" office:value="0.0975908156254678" calcext:value-type="percentage">
            <text:p>9,8%</text:p>
          </table:table-cell>
          <table:table-cell table:style-name="ce46" office:value-type="string" calcext:value-type="string">
            <text:p>Wahrscheinlichkeit, dass ein Kunde das Warten aufgibt</text:p>
          </table:table-cell>
          <table:table-cell table:number-columns-repeated="61"/>
        </table:table-row>
        <table:table-row table:style-name="ro2" table:number-rows-repeated="2">
          <table:table-cell table:number-columns-repeated="64"/>
        </table:table-row>
        <table:table-row table:style-name="ro3">
          <table:table-cell table:style-name="ce35" office:value-type="string" calcext:value-type="string" table:number-columns-spanned="8" table:number-rows-spanned="1">
            <text:p>Mittlere Warteschlangenlänge (=E[N<text:span text:style-name="T6">Q</text:span><text:span text:style-name="T7">])</text:span></text:p>
          </table:table-cell>
          <table:covered-table-cell table:number-columns-repeated="7" table:style-name="ce39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style-name="ce37" office:value-type="string" calcext:value-type="string">
            <text:p>ErwErlangC_ENQ(lambda,mu,nu,c,K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Gibt die mittlere Warteschlangenlänge an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Parameter: Ankunftsrate <text:span text:style-name="T8">lambda</text:span><text:span text:style-name="T9"> (in 1/Sekunden), Bedienrate </text:span><text:span text:style-name="T10">mu</text:span><text:span text:style-name="T9"> (in 1/Sekunden),</text:span>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bbruchrate <text:span text:style-name="T8">nu</text:span><text:span text:style-name="T9"> (in 1/Sekunden) und Anzahl an Agenten </text:span><text:span text:style-name="T10">c</text:span><text:span text:style-name="T9">, Warte- und Bedienraumgröße </text:span><text:span text:style-name="T10">K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64]" office:value-type="float" office:value="10" calcext:value-type="float">
            <text:p>1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240" office:value-type="float" office:value="0.00416666666666667" calcext:value-type="float">
            <text:p>0,004166666666667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65]" office:value-type="float" office:value="240" calcext:value-type="float">
            <text:p>24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nu</text:p>
          </table:table-cell>
          <table:table-cell table:style-name="ce41" table:formula="of:=1/300" office:value-type="float" office:value="0.00333333333333333" calcext:value-type="float">
            <text:p>0,003333333333333</text:p>
          </table:table-cell>
          <table:table-cell table:style-name="ce46" office:value-type="string" calcext:value-type="string">
            <text:p>Abbruchrate (in 1/Sek.)</text:p>
          </table:table-cell>
          <table:table-cell table:number-columns-repeated="2"/>
          <table:table-cell table:style-name="ce47" office:value-type="string" calcext:value-type="string">
            <text:p>=&gt; E[WT]=</text:p>
          </table:table-cell>
          <table:table-cell table:style-name="ce47" table:formula="of:=1/[.B66]" office:value-type="float" office:value="300" calcext:value-type="float">
            <text:p>300</text:p>
          </table:table-cell>
          <table:table-cell table:style-name="ce47" office:value-type="string" calcext:value-type="string">
            <text:p>Mittlere Wartezeittoleranz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string" calcext:value-type="string">
            <text:p>Anzahl an Agente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64]/[.B65]/[.B67]" office:value-type="percentage" office:value="0.857142857142857" calcext:value-type="percentage">
            <text:p>86%</text:p>
          </table:table-cell>
          <table:table-cell table:style-name="ce47" office:value-type="string" calcext:value-type="string">
            <text:p>Auslastung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K</text:p>
          </table:table-cell>
          <table:table-cell table:style-name="ce41" office:value-type="float" office:value="80" calcext:value-type="float">
            <text:p>80</text:p>
          </table:table-cell>
          <table:table-cell table:style-name="ce46" office:value-type="string" calcext:value-type="string">
            <text:p>Warte- und Bedienraumgröße</text:p>
          </table:table-cell>
          <table:table-cell table:number-columns-repeated="2"/>
          <table:table-cell table:style-name="ce47"/>
          <table:table-cell table:style-name="ce48"/>
          <table:table-cell table:style-name="ce47"/>
          <table:table-cell table:number-columns-repeated="5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4" table:formula="of:=ERWERLANGC_ENQ([.B64];[.B65];[.B66];[.B67];[.B68])" office:value-type="float" office:value="0.683326183835832" calcext:value-type="float">
            <text:p>0,68</text:p>
          </table:table-cell>
          <table:table-cell table:style-name="ce46" office:value-type="string" calcext:value-type="string">
            <text:p>Mittlere Warteschlangenlänge</text:p>
          </table:table-cell>
          <table:table-cell table:number-columns-repeated="61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style-name="ce35" office:value-type="string" calcext:value-type="string" table:number-columns-spanned="8" table:number-rows-spanned="1">
            <text:p>Mittlere Anzahl an Kunden im System (=E[N])</text:p>
          </table:table-cell>
          <table:covered-table-cell table:number-columns-repeated="7" table:style-name="ce39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style-name="ce37" office:value-type="string" calcext:value-type="string">
            <text:p>ErwErlangC_EN(lambda,mu,nu,c,K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Gibt die mittlere Anzahl an Kunden im System (wartend und in Bedienung) an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Parameter: Ankunftsrate <text:span text:style-name="T8">lambda</text:span><text:span text:style-name="T9"> (in 1/Sekunden), Bedienrate </text:span><text:span text:style-name="T10">mu</text:span><text:span text:style-name="T9"> (in 1/Sekunden),</text:span>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bbruchrate <text:span text:style-name="T8">nu</text:span><text:span text:style-name="T9"> (in 1/Sekunden) und Anzahl an Agenten </text:span><text:span text:style-name="T10">c</text:span><text:span text:style-name="T9">, Warte- und Bedienraumgröße </text:span><text:span text:style-name="T10">K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79]" office:value-type="float" office:value="10" calcext:value-type="float">
            <text:p>1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240" office:value-type="float" office:value="0.00416666666666667" calcext:value-type="float">
            <text:p>0,004166666666667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80]" office:value-type="float" office:value="240" calcext:value-type="float">
            <text:p>24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nu</text:p>
          </table:table-cell>
          <table:table-cell table:style-name="ce41" table:formula="of:=1/300" office:value-type="float" office:value="0.00333333333333333" calcext:value-type="float">
            <text:p>0,003333333333333</text:p>
          </table:table-cell>
          <table:table-cell table:style-name="ce46" office:value-type="string" calcext:value-type="string">
            <text:p>Abbruchrate (in 1/Sek.)</text:p>
          </table:table-cell>
          <table:table-cell table:number-columns-repeated="2"/>
          <table:table-cell table:style-name="ce47" office:value-type="string" calcext:value-type="string">
            <text:p>=&gt; E[WT]=</text:p>
          </table:table-cell>
          <table:table-cell table:style-name="ce47" table:formula="of:=1/[.B81]" office:value-type="float" office:value="300" calcext:value-type="float">
            <text:p>300</text:p>
          </table:table-cell>
          <table:table-cell table:style-name="ce47" office:value-type="string" calcext:value-type="string">
            <text:p>Mittlere Wartezeittoleranz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string" calcext:value-type="string">
            <text:p>Anzahl an Agente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79]/[.B80]/[.B82]" office:value-type="percentage" office:value="0.857142857142857" calcext:value-type="percentage">
            <text:p>86%</text:p>
          </table:table-cell>
          <table:table-cell table:style-name="ce47" office:value-type="string" calcext:value-type="string">
            <text:p>Auslastung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K</text:p>
          </table:table-cell>
          <table:table-cell table:style-name="ce41" office:value-type="float" office:value="80" calcext:value-type="float">
            <text:p>80</text:p>
          </table:table-cell>
          <table:table-cell table:style-name="ce46" office:value-type="string" calcext:value-type="string">
            <text:p>Warte- und Bedienraumgröße</text:p>
          </table:table-cell>
          <table:table-cell table:number-columns-repeated="2"/>
          <table:table-cell table:style-name="ce47"/>
          <table:table-cell table:style-name="ce48"/>
          <table:table-cell table:style-name="ce47"/>
          <table:table-cell table:number-columns-repeated="5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4" table:formula="of:=ERWERLANGC_EN([.B79];[.B80];[.B81];[.B82];[.B83])" office:value-type="float" office:value="24.1366652367671" calcext:value-type="float">
            <text:p>24,14</text:p>
          </table:table-cell>
          <table:table-cell table:style-name="ce46" office:value-type="string" calcext:value-type="string">
            <text:p>Mittlere Anzahl an Kunden im System</text:p>
          </table:table-cell>
          <table:table-cell table:number-columns-repeated="61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style-name="ce35" office:value-type="string" calcext:value-type="string" table:number-columns-spanned="8" table:number-rows-spanned="1">
            <text:p>Mittlere Wartezeit (=E[W])</text:p>
          </table:table-cell>
          <table:covered-table-cell table:number-columns-repeated="7" table:style-name="ce39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style-name="ce37" office:value-type="string" calcext:value-type="string">
            <text:p>ErwErlangC_EW(lambda,mu,nu,c,K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Gibt die mittlere Wartezeit der Kunden an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Parameter: Ankunftsrate <text:span text:style-name="T8">lambda</text:span><text:span text:style-name="T9"> (in 1/Sekunden), Bedienrate </text:span><text:span text:style-name="T10">mu</text:span><text:span text:style-name="T9"> (in 1/Sekunden),</text:span>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bbruchrate <text:span text:style-name="T8">nu</text:span><text:span text:style-name="T9"> (in 1/Sekunden) und Anzahl an Agenten </text:span><text:span text:style-name="T10">c</text:span><text:span text:style-name="T9">, Warte- und Bedienraumgröße </text:span><text:span text:style-name="T10">K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94]" office:value-type="float" office:value="10" calcext:value-type="float">
            <text:p>1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240" office:value-type="float" office:value="0.00416666666666667" calcext:value-type="float">
            <text:p>0,004166666666667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95]" office:value-type="float" office:value="240" calcext:value-type="float">
            <text:p>24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nu</text:p>
          </table:table-cell>
          <table:table-cell table:style-name="ce41" table:formula="of:=1/300" office:value-type="float" office:value="0.00333333333333333" calcext:value-type="float">
            <text:p>0,003333333333333</text:p>
          </table:table-cell>
          <table:table-cell table:style-name="ce46" office:value-type="string" calcext:value-type="string">
            <text:p>Abbruchrate (in 1/Sek.)</text:p>
          </table:table-cell>
          <table:table-cell table:number-columns-repeated="2"/>
          <table:table-cell table:style-name="ce47" office:value-type="string" calcext:value-type="string">
            <text:p>=&gt; E[WT]=</text:p>
          </table:table-cell>
          <table:table-cell table:style-name="ce47" table:formula="of:=1/[.B96]" office:value-type="float" office:value="300" calcext:value-type="float">
            <text:p>300</text:p>
          </table:table-cell>
          <table:table-cell table:style-name="ce47" office:value-type="string" calcext:value-type="string">
            <text:p>Mittlere Wartezeittoleranz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string" calcext:value-type="string">
            <text:p>Anzahl an Agente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94]/[.B95]/[.B97]" office:value-type="percentage" office:value="0.857142857142857" calcext:value-type="percentage">
            <text:p>86%</text:p>
          </table:table-cell>
          <table:table-cell table:style-name="ce47" office:value-type="string" calcext:value-type="string">
            <text:p>Auslastung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K</text:p>
          </table:table-cell>
          <table:table-cell table:style-name="ce41" office:value-type="float" office:value="80" calcext:value-type="float">
            <text:p>80</text:p>
          </table:table-cell>
          <table:table-cell table:style-name="ce46" office:value-type="string" calcext:value-type="string">
            <text:p>Warte- und Bedienraumgröße</text:p>
          </table:table-cell>
          <table:table-cell table:number-columns-repeated="2"/>
          <table:table-cell table:style-name="ce47"/>
          <table:table-cell table:style-name="ce48"/>
          <table:table-cell table:style-name="ce47"/>
          <table:table-cell table:number-columns-repeated="5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4" table:formula="of:=ERWERLANGC_EW([.B94];[.B95];[.B96];[.B97];[.B98])" office:value-type="float" office:value="6.83326183835832" calcext:value-type="float">
            <text:p>6,83</text:p>
          </table:table-cell>
          <table:table-cell table:style-name="ce46" office:value-type="string" calcext:value-type="string">
            <text:p>Mittlere Wartezeit (in Sekunden)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46"/>
          <table:table-cell table:number-columns-repeated="61"/>
        </table:table-row>
        <table:table-row table:style-name="ro2">
          <table:table-cell office:value-type="string" calcext:value-type="string">
            <text:p><text:span text:style-name="T8">Achtung:</text:span><text:span text:style-name="T9"> Hier geht auch die Abbruchzeit der Warteabbrecher mit ein.</text:span></text:p>
          </table:table-cell>
          <table:table-cell/>
          <table:table-cell table:style-name="ce46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4">
          <table:table-cell table:style-name="ce35" office:value-type="string" calcext:value-type="string" table:number-columns-spanned="8" table:number-rows-spanned="1">
            <text:p>Mittlere Verweilzeit (=E[V])</text:p>
          </table:table-cell>
          <table:covered-table-cell table:number-columns-repeated="7" table:style-name="ce39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style-name="ce37" office:value-type="string" calcext:value-type="string">
            <text:p>ErwErlangC_EV(lambda,mu,nu,c,K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Gibt die mittlere Verweilzeit (=Wartezeit+Bedienzeit) der Kunden an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Parameter: Ankunftsrate <text:span text:style-name="T8">lambda</text:span><text:span text:style-name="T9"> (in 1/Sekunden), Bedienrate </text:span><text:span text:style-name="T10">mu</text:span><text:span text:style-name="T9"> (in 1/Sekunden),</text:span>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bbruchrate <text:span text:style-name="T8">nu</text:span><text:span text:style-name="T9"> (in 1/Sekunden) und Anzahl an Agenten </text:span><text:span text:style-name="T10">c</text:span><text:span text:style-name="T9">, Warte- und Bedienraumgröße </text:span><text:span text:style-name="T10">K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lambda</text:p>
          </table:table-cell>
          <table:table-cell table:style-name="ce41" table:formula="of:=1/10" office:value-type="float" office:value="0.1" calcext:value-type="float">
            <text:p>0,1</text:p>
          </table:table-cell>
          <table:table-cell table:style-name="ce46" office:value-type="string" calcext:value-type="string">
            <text:p>Ankunftsrate (in 1/Sekunde)</text:p>
          </table:table-cell>
          <table:table-cell table:number-columns-repeated="2"/>
          <table:table-cell table:style-name="ce47" office:value-type="string" calcext:value-type="string">
            <text:p>=&gt; E[I]=</text:p>
          </table:table-cell>
          <table:table-cell table:style-name="ce47" table:formula="of:=1/[.B110]" office:value-type="float" office:value="10" calcext:value-type="float">
            <text:p>10</text:p>
          </table:table-cell>
          <table:table-cell table:style-name="ce47" office:value-type="string" calcext:value-type="string">
            <text:p>Mittlere Zwischenankunftszeit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mu</text:p>
          </table:table-cell>
          <table:table-cell table:style-name="ce41" table:formula="of:=1/240" office:value-type="float" office:value="0.00416666666666667" calcext:value-type="float">
            <text:p>0,004166666666667</text:p>
          </table:table-cell>
          <table:table-cell table:style-name="ce46" office:value-type="string" calcext:value-type="string">
            <text:p>Bedienrate (in 1/Sekunde)</text:p>
          </table:table-cell>
          <table:table-cell table:number-columns-repeated="2"/>
          <table:table-cell table:style-name="ce47" office:value-type="string" calcext:value-type="string">
            <text:p>=&gt; E[S]=</text:p>
          </table:table-cell>
          <table:table-cell table:style-name="ce47" table:formula="of:=1/[.B111]" office:value-type="float" office:value="240" calcext:value-type="float">
            <text:p>240</text:p>
          </table:table-cell>
          <table:table-cell table:style-name="ce47" office:value-type="string" calcext:value-type="string">
            <text:p>Mittlere Bedienzeit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nu</text:p>
          </table:table-cell>
          <table:table-cell table:style-name="ce41" table:formula="of:=1/300" office:value-type="float" office:value="0.00333333333333333" calcext:value-type="float">
            <text:p>0,003333333333333</text:p>
          </table:table-cell>
          <table:table-cell table:style-name="ce46" office:value-type="string" calcext:value-type="string">
            <text:p>Abbruchrate (in 1/Sek.)</text:p>
          </table:table-cell>
          <table:table-cell table:number-columns-repeated="2"/>
          <table:table-cell table:style-name="ce47" office:value-type="string" calcext:value-type="string">
            <text:p>=&gt; E[WT]=</text:p>
          </table:table-cell>
          <table:table-cell table:style-name="ce47" table:formula="of:=1/[.B112]" office:value-type="float" office:value="300" calcext:value-type="float">
            <text:p>300</text:p>
          </table:table-cell>
          <table:table-cell table:style-name="ce47" office:value-type="string" calcext:value-type="string">
            <text:p>Mittlere Wartezeittoleranz (in Sekunden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string" calcext:value-type="string">
            <text:p>Anzahl an Agente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110]/[.B111]/[.B113]" office:value-type="percentage" office:value="0.857142857142857" calcext:value-type="percentage">
            <text:p>86%</text:p>
          </table:table-cell>
          <table:table-cell table:style-name="ce47" office:value-type="string" calcext:value-type="string">
            <text:p>Auslastung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K</text:p>
          </table:table-cell>
          <table:table-cell table:style-name="ce41" office:value-type="float" office:value="80" calcext:value-type="float">
            <text:p>80</text:p>
          </table:table-cell>
          <table:table-cell table:style-name="ce46" office:value-type="string" calcext:value-type="string">
            <text:p>Warte- und Bedienraumgröße</text:p>
          </table:table-cell>
          <table:table-cell table:number-columns-repeated="2"/>
          <table:table-cell table:style-name="ce47"/>
          <table:table-cell table:style-name="ce48"/>
          <table:table-cell table:style-name="ce47"/>
          <table:table-cell table:number-columns-repeated="5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4" table:formula="of:=ERWERLANGC_EV([.B110];[.B111];[.B112];[.B113];[.B114])" office:value-type="float" office:value="241.366652367671" calcext:value-type="float">
            <text:p>241,37</text:p>
          </table:table-cell>
          <table:table-cell table:style-name="ce46" office:value-type="string" calcext:value-type="string">
            <text:p>Mittlere Verweilzeit (in Sekunden)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<text:span text:style-name="T8">Achtung:</text:span><text:span text:style-name="T9"> Hier geht auch die Abbruchzeit der Warteabbrecher mit ein.</text:span></text:p>
          </table:table-cell>
          <table:table-cell table:number-columns-repeated="63"/>
        </table:table-row>
        <table:table-row table:style-name="ro2" table:number-rows-repeated="104845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Mcc" table:style-name="ta4">
        <office:forms form:automatic-focus="false" form:apply-design-mode="false"/>
        <table:table-column table:style-name="co3" table:number-columns-repeated="64" table:default-cell-style-name="Default"/>
        <table:table-row table:style-name="ro1">
          <table:table-cell table:style-name="ce33" office:value-type="string" calcext:value-type="string" table:number-columns-spanned="8" table:number-rows-spanned="1">
            <text:p>M/M/c/c-System</text:p>
          </table:table-cell>
          <table:covered-table-cell table:number-columns-repeated="7" table:style-name="ce38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Exponentielle Zwischenankunftszeiten (mittlerer Abstand zwischen zwei Kundenankünften E[I]=1/lambda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Exponentielle Bedienzeiten (mittlere Bedienzeit E[S]=1/mu)</text:p>
          </table:table-cell>
          <table:table-cell table:number-columns-repeated="63"/>
        </table:table-row>
        <table:table-row table:style-name="ro2">
          <table:table-cell table:style-name="ce34" office:value-type="string" calcext:value-type="string">
            <text:p>c&gt;=1 Agenten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Warte- und Bedienraumgröße: c (d.h. keine Warteschlange; ist kein Bediener frei, wird der Kunde abgewiesen)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35" office:value-type="string" calcext:value-type="string" table:number-columns-spanned="8" table:number-rows-spanned="1">
            <text:p>Verlustwahrscheinlichkeiten (=p<text:span text:style-name="T6">c</text:span><text:span text:style-name="T7">)</text:span></text:p>
          </table:table-cell>
          <table:covered-table-cell table:number-columns-repeated="7" table:style-name="ce39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style-name="ce37" office:value-type="string" calcext:value-type="string">
            <text:p>ErlangB(a,c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Gibt an, mit welcher Wahrscheinlichkeit sich <text:span text:style-name="T8">c</text:span><text:span text:style-name="T9"> Personen im System befinden</text:span>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Weiterer Parameter: Arbeitslast <text:span text:style-name="T8">a</text:span><text:span text:style-name="T9">=lambda/mu</text:span>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a</text:p>
          </table:table-cell>
          <table:table-cell table:style-name="ce41" office:value-type="float" office:value="7" calcext:value-type="float">
            <text:p>7</text:p>
          </table:table-cell>
          <table:table-cell table:style-name="ce46" office:value-type="string" calcext:value-type="string">
            <text:p>Arbeitslast (=lambda/mu)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</text:p>
          </table:table-cell>
          <table:table-cell table:style-name="ce41" office:value-type="float" office:value="9" calcext:value-type="float">
            <text:p>9</text:p>
          </table:table-cell>
          <table:table-cell table:style-name="ce46" office:value-type="string" calcext:value-type="string">
            <text:p>Anzahl an Agenten</text:p>
          </table:table-cell>
          <table:table-cell table:number-columns-repeated="2"/>
          <table:table-cell table:style-name="ce47" office:value-type="string" calcext:value-type="string">
            <text:p>=&gt; rho=</text:p>
          </table:table-cell>
          <table:table-cell table:style-name="ce48" table:formula="of:=[.B14]/[.B15]" office:value-type="percentage" office:value="0.777777777777778" calcext:value-type="percentage">
            <text:p>78%</text:p>
          </table:table-cell>
          <table:table-cell table:style-name="ce47" office:value-type="string" calcext:value-type="string">
            <text:p>Auslastung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rgebnis</text:p>
          </table:table-cell>
          <table:table-cell table:style-name="ce42" table:formula="of:=ERLANGB([.B14];[.B15])" office:value-type="percentage" office:value="0.122101343250098" calcext:value-type="percentage">
            <text:p>12,2%</text:p>
          </table:table-cell>
          <table:table-cell table:style-name="ce46" office:value-type="string" calcext:value-type="string">
            <text:p>Wahrscheinlichkeit für n Kunden</text:p>
          </table:table-cell>
          <table:table-cell table:number-columns-repeated="61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2" table:target-range-address="MMcKM.A17:MMcKM.C23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1" loext:forced-exponent-sign="true"/>
    </number:number-style>
    <number:percentage-style style:name="N114">
      <number:number number:decimal-places="1" loext:min-decimal-places="1" number:min-integer-digits="1"/>
      <number:text>%</number:text>
    </number:percentage-style>
    <number:number-style style:name="N115">
      <number:number number:decimal-places="1" loext:min-decimal-places="1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de" number:country="DE"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de" number:country="DE">
      <number:text>- € </number:text>
    </number:number-style>
    <number:text-style style:name="N10130" number:language="de" number:country="D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3" number:language="de" number:country="DE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.00.0000</text:date>, <text:time style:data-style-name="N2" text:time-value="12:26:20.11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MMcc" style:display-name="PageStyle_MMc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M1" style:display-name="PageStyle_MM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Mc" style:display-name="PageStyle_MM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McKM" style:display-name="PageStyle_MMcK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lexander Herzog</meta:initial-creator>
    <meta:print-date>2016-09-19T07:33:34</meta:print-date>
    <meta:creation-date>2016-09-15T06:14:56</meta:creation-date>
    <dc:date>2020-06-02T12:27:56.102000000</dc:date>
    <meta:editing-duration>PT35M52S</meta:editing-duration>
    <meta:generator>LibreOffice/6.3.2.2$Windows_X86_64 LibreOffice_project/98b30e735bda24bc04ab42594c85f7fd8be07b9c</meta:generator>
    <meta:editing-cycles>9</meta:editing-cycles>
    <meta:document-statistic meta:table-count="4" meta:cell-count="55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VBASupport 1

Function PotenzFakultaet(x As Double, ByVal n As Double) As Double
  ' Berechnet x^n/n!
  Dim Ergebnis As Double
  Ergebnis = 1
  
  For i = 1 To CInt(n)
    Ergebnis = Ergebnis * x / i
  Next i
  
  PotenzFakultaet = Ergebnis
End Function

Public Function MMcZustandsP0(a As Double, ByVal c As Double) As Double
  ' Berechnet p0 für ein M/M/c-System
  Dim Ergebnis As Double
  Ergebnis = 0
  
  For K = 0 To CInt(c) - 1
    Ergebnis = Ergebnis + PotenzFakultaet(a, K)
  Next K
  
  Ergebnis = Ergebnis + PotenzFakultaet(a, c) * c / (c - a)
  
  If Ergebnis &gt; 0 Then
    MMcZustandsP0 = 1 / Ergebnis
  Else
    MMcZustandsP0 = 0
  End If
End Function

Public Function MMcZustandsP(a As Double, ByVal c As Double, ByVal n As Double) As Double
  ' Berechnet pn für ein M/M/c-System
  If CInt(n) = 0 Then
    MMcZustandsP = MMcZustandsP0(a, c)
  Else
    If n &lt;= c Then
      MMcZustandsP = PotenzFakultaet(a, n) * MMcZustandsP0(a, c)
    Else
      MMcZustandsP = PotenzFakultaet(a, c) * (a / c) ^ (n - c) * MMcZustandsP0(a, c)
    End If
  End If
End Function

Public Function ErlangC_P1(a As Double, ByVal c As Double) As Double
  ' Berechnet P1 für ein M/M/c-System
  ErlangC_P1 = PotenzFakultaet(a, c) * c / (c - a) * MMcZustandsP0(a, c)
End Function

Public Function ErlangC(lambda As Double, mu As Double, ByVal c As Double, t As Double) As Double
  ' Berechnet P(W&lt;=t) für ein M/M/c-System (also die Erlang-C-Formel)
  Dim a As Double
  a = lambda / mu
  If (a &gt;= c) Then
  ErlangC = 0
  Else
  ErlangC = 1 - ErlangC_P1(a, c) * Exp(-(c - a) * mu * t)
  End If
End Function

Public Function ErlangB(a As Double, ByVal c As Double) As Double
  ' Berechnung von P1 für ein M/M/c/c-System
  ' (d.h. Berechnung der Erlang-B-Formel)
  Dim Summe As Double
  Summe = 0

  For n = 0 To CInt(c)
    Summe = Summe + PotenzFakultaet(a, n)
  Next n
    
  ErlangB = PotenzFakultaet(a, c) / Summe
End Function

Function MMcKMCn(lambda As Double, mu As Double, nu As Double, ByVal c As Double, n As Integer) As Double
  ' Berechnung von Cn für ein M/M/c/K+M-System
  Dim Ergebnis As Double
  If (n &lt;= c) Then
    MMcKMCn = PotenzFakultaet(lambda / mu, n)
  Else
    Ergebnis = PotenzFakultaet(lambda / mu, c)
    For i = 1 To n - CInt(c)
      Ergebnis = Ergebnis * lambda / (c * mu + i * nu)
    Next i
    MMcKMCn = Ergebnis
  End If
End Function

Public Function MMcKMZustandsP(lambda As Double, mu As Double, nu As Double, ByVal c As Double, ByVal K As Double, ByVal n As Double) As Double
  ' Berechnet pn für ein M/M/c/K+M-System
  Dim p0 As Double
  p0 = 0
  For i = 0 To CInt(K)
    p0 = p0 + MMcKMCn(lambda, mu, nu, c, CInt(i))
  Next i
  p0 = 1 / p0
  
  If n = 0 Then
    MMcKMZustandsP = p0
  Else
    If n &gt; K Then
      MMcKMZustandsP = 0
    Else
      MMcKMZustandsP = MMcKMCn(lambda, mu, nu, c, CInt(n)) * p0
    End If
  End If
End Function

Public Function ErwErlangC_PA(lambda As Double, mu As Double, nu As Double, ByVal c As Double, ByVal K As Double) As Double
  ' Berechnet P(A) für ein M/M/c/K+M-System
  Dim p0 As Double
  p0 = MMcKMZustandsP(lambda, mu, nu, c, K, 0)
  Dim Summe As Double
  Summe = 0
  For n = CInt(c) + 1 To CInt(K)
    Summe = Summe + nu / lambda * (n - c) * p0 * MMcKMCn(lambda, mu, nu, c, CInt(n))
  Next n
  ErwErlangC_PA = Summe
End Function

Public Function ErwErlangC(lambda As Double, mu As Double, nu As Double, ByVal c As Double, ByVal K As Double, t As Double) As Double
  ' Berechnung von P(W&lt;=t) für ein M/M/c/K+M-System
  ' (also die erweiterte Erlang-C-Formel)
  Dim pi0 As Double
  p0 = MMcKMZustandsP(lambda, mu, nu, c, K, 0)
  
  Dim p As Double
  If p0 = 0 Then
    p = 1
  Else
    p = 1 - p0 * MMcKMCn(lambda, mu, nu, c, CInt(K))
  End If
  
  Dim g As Double
  Dim x As Double
  Dim n As Integer
  For n = CInt(c) To CInt(K) - 1
    x = (c * mu + nu) * t
    ' Regularisierte unvollständige Gamma-Funktion = 1-GAMMA.VERT(x,a,1,1)    
    ' g = 1 - WorksheetFunction.Gamma_Dist(x, n - c + 1, 1, 1)
    g = 1 - Application.GammaDist(x, n - c + 1, 1, 1)
    p = p - p0 * MMcKMCn(lambda, mu, nu, c, n) * g
  Next n
    
  ErwErlangC = p

End Function

Public Function ErwErlangC_ENQ(lambda As Double, mu As Double, nu As Double, ByVal c As Double, ByVal K As Double) As Double
  ' Berechnet E[NQ] für ein M/M/c/K+M-System
  
  Dim pi0 As Double
  p0 = MMcKMZustandsP(lambda, mu, nu, c, K, 0)
  
  Dim Summe As Double
  Summe = 0
  For n = CInt(c) + 1 To CInt(K)
    Summe = Summe + p0 * (n - c) * MMcKMCn(lambda, mu, nu, c, CInt(n))
  Next n
  
  ErwErlangC_ENQ = Summe
End Function

Public Function ErwErlangC_EN(lambda As Double, mu As Double, nu As Double, ByVal c As Double, ByVal K As Double) As Double
  ' Berechnet E[N] für ein M/M/c/K+M-System
  Dim pi0 As Double
  p0 = MMcKMZustandsP(lambda, mu, nu, c, K, 0)
  
  Dim Summe As Double
  Summe = 0
  For n = 1 To CInt(K)
    Summe = Summe + p0 * n * MMcKMCn(lambda, mu, nu, c, CInt(n))
  Next n
  
  ErwErlangC_EN = Summe
End Function

Public Function ErwErlangC_EW(lambda As Double, mu As Double, nu As Double, ByVal c As Double, ByVal K As Double) As Double
' Berechnet E[W] für ein M/M/c/K+M-System
  ErwErlangC_EW = ErwErlangC_ENQ(lambda, mu, nu, c, K) / lambda
End Function

Public Function ErwErlangC_EV(lambda As Double, mu As Double, nu As Double, ByVal c As Double, ByVal K As Double) As Double
' Berechnet E[V] für ein M/M/c/K+M-System
  ErwErlangC_EV = ErwErlangC_EN(lambda, mu, nu, c, K) / lambda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